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A1D8000036D3000018458B5B5C55EDF7D67B.svg" manifest:media-type="image/svg+xml"/>
  <manifest:file-entry manifest:full-path="Pictures/1000020100000209000000E8B6F2AE66545C8432.png" manifest:media-type="image/png"/>
  <manifest:file-entry manifest:full-path="Pictures/10004F15000035CC000017F9581C9E04388C4947.svg" manifest:media-type="image/svg+xml"/>
  <manifest:file-entry manifest:full-path="Pictures/1000020100000257000001199EE4764565BD9F95.png" manifest:media-type="image/png"/>
  <manifest:file-entry manifest:full-path="Pictures/1000449500003DE100001CFF7243BDD735DD2C08.svg" manifest:media-type="image/svg+xml"/>
  <manifest:file-entry manifest:full-path="Pictures/10000200000000BD0000005780074AFEF1F9631A.gif" manifest:media-type="image/gif"/>
  <manifest:file-entry manifest:full-path="Pictures/1000000000000203000001DC0725E8D55FADD47E.jpg" manifest:media-type="image/jpeg"/>
  <manifest:file-entry manifest:full-path="Pictures/100002010000008E000000B122A30B30F87227A4.png" manifest:media-type="image/png"/>
  <manifest:file-entry manifest:full-path="Pictures/10000000000004B000000384F75CD74298EC3ADD.jpg" manifest:media-type="image/jpeg"/>
  <manifest:file-entry manifest:full-path="Pictures/10000000000000C8000000C8CEAC5367EB2A4F49.png" manifest:media-type="image/png"/>
  <manifest:file-entry manifest:full-path="Pictures/1000020100000212000000EB47E9E9BF64C3DECF.png" manifest:media-type="image/png"/>
  <manifest:file-entry manifest:full-path="Pictures/1000000000000020000000204B249CA79A42C6D7.png" manifest:media-type="image/png"/>
  <manifest:file-entry manifest:full-path="Pictures/10000000000006A2000006A041A2D6B455941E0C.jpg" manifest:media-type="image/jpeg"/>
  <manifest:file-entry manifest:full-path="Pictures/10007555000036D300001845A530891B4128DBF9.svg" manifest:media-type="image/svg+xml"/>
  <manifest:file-entry manifest:full-path="Pictures/100002010000005F000000B78B62D6C72D657F4B.png" manifest:media-type="image/png"/>
  <manifest:file-entry manifest:full-path="Pictures/100002010000060F000004AE39E1005EF19C9F0A.png" manifest:media-type="image/png"/>
  <manifest:file-entry manifest:full-path="Pictures/1000020100000212000000EBEA63B4586A15F303.png" manifest:media-type="image/png"/>
  <manifest:file-entry manifest:full-path="Pictures/10000000000000A1000000458502ECEB4AF7272C.png" manifest:media-type="image/png"/>
  <manifest:file-entry manifest:full-path="Pictures/10001AF900000EB30000124AEBD50196727D6A80.svg" manifest:media-type="image/svg+xml"/>
  <manifest:file-entry manifest:full-path="Pictures/100000000000021A000000EBD70B3FB31370C105.jpg" manifest:media-type="image/jpeg"/>
  <manifest:file-entry manifest:full-path="Pictures/1000164F000009C9000012F52A3C35992A635B18.svg" manifest:media-type="image/svg+xml"/>
  <manifest:file-entry manifest:full-path="Pictures/1000000000000193000000AA12D58A5543FB92FD.png" manifest:media-type="image/png"/>
  <manifest:file-entry manifest:full-path="Pictures/1000164D000009DA000012F57ACF03EDAF4033DC.svg" manifest:media-type="image/svg+xml"/>
  <manifest:file-entry manifest:full-path="Pictures/100002010000005F000000B7618C0FC9DE778F6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889cm"/>
    </style:style>
    <style:style style:name="pr3" style:family="presentation" style:parent-style-name="Default-title">
      <style:graphic-properties draw:stroke="none" draw:fill="none" draw:fill-color="#ff3333" fo:min-height="1.57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ff" fo:font-weight="bold" style:font-weight-asian="bold" style:font-weight-complex="bold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7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9" style:family="paragraph">
      <loext:graphic-properties draw:fill="none" draw:fill-color="#ff3333"/>
      <style:paragraph-properties fo:text-align="start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00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3333ff" style:text-underline-style="solid" style:text-underline-width="auto" style:text-underline-color="font-color"/>
    </style:style>
    <style:style style:name="T5" style:family="text">
      <style:text-properties fo:color="#0000ff" fo:font-size="20pt" style:font-size-asian="20pt" style:font-size-complex="20pt"/>
    </style:style>
    <style:style style:name="T6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08cm" svg:height="3.81cm" svg:x="0.508cm" svg:y="0.508cm">
          <draw:image xlink:href="Pictures/10000000000004B000000384F75CD74298EC3ADD.jpg" xlink:type="simple" xlink:show="embed" xlink:actuate="onLoad">
            <text:p/>
          </draw:image>
        </draw:frame>
        <draw:custom-shape draw:style-name="gr2" draw:text-style-name="P2" draw:layer="layout" svg:width="14.224cm" svg:height="3.302cm" svg:x="0.762cm" svg:y="14.4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4" draw:layer="layout" svg:width="19.304cm" svg:height="2.54cm" svg:x="5.588cm" svg:y="0.254cm" presentation:class="title" presentation:user-transformed="true">
          <draw:text-box>
            <text:p text:style-name="P3"><text:span text:style-name="T1">Tutorial: Electrónica digital para </text:span><text:span text:style-name="T2">makers</text:span><text:span text:style-name="T1"> con FPGAs libres</text:span></text:p>
          </draw:text-box>
        </draw:frame>
        <draw:frame draw:style-name="gr3" draw:text-style-name="P6" draw:layer="layout" svg:width="8.636cm" svg:height="1.016cm" svg:x="1.524cm" svg:y="14.986cm">
          <draw:text-box>
            <text:p text:style-name="P5"><text:span text:style-name="T3">Juan González Gómez</text:span></text:p>
          </draw:text-box>
        </draw:frame>
        <draw:frame draw:style-name="gr1" draw:text-style-name="P1" draw:layer="layout" svg:width="4.041cm" svg:height="1.704cm" svg:x="23.114cm" svg:y="18.971cm">
          <draw:image xlink:href="Pictures/1000000000000193000000AA12D58A5543FB92FD.png" xlink:type="simple" xlink:show="embed" xlink:actuate="onLoad">
            <text:p/>
          </draw:image>
        </draw:frame>
        <draw:line draw:style-name="gr4" draw:text-style-name="P1" draw:layer="layout" svg:x1="0cm" svg:y1="18.288cm" svg:x2="28cm" svg:y2="18.288cm">
          <text:p/>
        </draw:line>
        <draw:frame draw:style-name="gr5" draw:text-style-name="P7" draw:layer="layout" svg:width="7.868cm" svg:height="0.963cm" svg:x="1.53cm" svg:y="16.563cm">
          <draw:text-box>
            <text:p><text:span text:style-name="T4"><text:a xlink:href="https://github.com/Obijuan" xlink:type="simple">https://github.com/Obijuan</text:a></text:span></text:p>
          </draw:text-box>
        </draw:frame>
        <draw:frame draw:style-name="gr6" draw:text-style-name="P8" draw:layer="layout" svg:width="6.096cm" svg:height="1.27cm" svg:x="1.53cm" svg:y="15.671cm">
          <draw:text-box>
            <text:p text:style-name="P5"><text:span text:style-name="T5">@Obijuan_cube</text:span></text:p>
          </draw:text-box>
        </draw:frame>
        <draw:frame draw:style-name="gr1" draw:text-style-name="P1" draw:layer="layout" svg:width="4.652cm" svg:height="2.032cm" svg:x="10.08cm" svg:y="15.24cm">
          <draw:image xlink:href="Pictures/100000000000021A000000EBD70B3FB31370C105.jpg" xlink:type="simple" xlink:show="embed" xlink:actuate="onLoad">
            <text:p/>
          </draw:image>
        </draw:frame>
        <draw:frame draw:style-name="gr1" draw:text-style-name="P1" draw:layer="layout" svg:width="3.476cm" svg:height="1.6cm" svg:x="14.732cm" svg:y="18.974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2.11cm" svg:height="1.95cm" svg:x="18.464cm" svg:y="18.624cm">
          <draw:image xlink:href="Pictures/1000000000000203000001DC0725E8D55FADD47E.jpg" xlink:type="simple" xlink:show="embed" xlink:actuate="onLoad">
            <text:p/>
          </draw:image>
        </draw:frame>
        <draw:frame draw:style-name="gr1" draw:text-style-name="P1" draw:layer="layout" svg:width="2.285cm" svg:height="2.282cm" svg:x="0.254cm" svg:y="18.546cm">
          <draw:image xlink:href="Pictures/10000000000006A2000006A041A2D6B455941E0C.jpg" xlink:type="simple" xlink:show="embed" xlink:actuate="onLoad">
            <text:p/>
          </draw:image>
        </draw:frame>
        <draw:frame presentation:style-name="pr2" draw:text-style-name="P9" draw:layer="layout" svg:width="20.828cm" svg:height="1.889cm" svg:x="5.588cm" svg:y="2.429cm">
          <draw:text-box>
            <text:p text:style-name="P3"><text:span text:style-name="T6">Vídeo 26</text:span><text:span text:style-name="T7">: Tiempo, tics y temporizadores</text:span></text:p>
          </draw:text-box>
        </draw:frame>
        <draw:frame draw:style-name="gr1" draw:text-style-name="P1" draw:layer="layout" svg:width="3.302cm" svg:height="2.551cm" svg:x="2.794cm" svg:y="18.449cm">
          <draw:image xlink:href="Pictures/100002010000060F000004AE39E1005EF19C9F0A.png" xlink:type="simple" xlink:show="embed" xlink:actuate="onLoad">
            <text:p/>
          </draw:image>
        </draw:frame>
        <draw:frame presentation:style-name="pr3" draw:text-style-name="P10" draw:layer="layout" svg:width="8.128cm" svg:height="1.575cm" svg:x="6.096cm" svg:y="19.05cm">
          <draw:text-box>
            <text:p><text:span text:style-name="T8">Madrid, 2018-Sep-2</text:span></text:p>
          </draw:text-box>
        </draw:frame>
        <draw:frame draw:style-name="gr1" draw:text-style-name="P1" draw:layer="layout" svg:width="4.259cm" svg:height="1.825cm" svg:x="2.19cm" svg:y="4.328cm">
          <draw:image xlink:href="Pictures/10000000000000A1000000458502ECEB4AF7272C.png" xlink:type="simple" xlink:show="embed" xlink:actuate="onLoad">
            <text:p/>
          </draw:image>
        </draw:frame>
        <draw:frame draw:style-name="gr1" draw:text-style-name="P1" draw:layer="layout" svg:width="4.259cm" svg:height="1.825cm" svg:x="15.652cm" svg:y="5.899cm">
          <draw:image xlink:href="Pictures/10000000000000A1000000458502ECEB4AF7272C.png" xlink:type="simple" xlink:show="embed" xlink:actuate="onLoad">
            <text:p/>
          </draw:image>
        </draw:frame>
        <draw:frame draw:style-name="gr1" draw:text-style-name="P1" draw:layer="layout" svg:width="2.032cm" svg:height="2.032cm" svg:x="20.574cm" svg:y="18.542cm">
          <draw:image xlink:href="Pictures/10000000000000C8000000C8CEAC5367EB2A4F49.png" xlink:type="simple" xlink:show="embed" xlink:actuate="onLoad">
            <text:p/>
          </draw:image>
        </draw:frame>
        <draw:frame draw:style-name="gr7" draw:text-style-name="P11" draw:layer="layout" svg:width="2.859cm" svg:height="3.557cm" svg:x="2.729cm" svg:y="5.842cm">
          <draw:image xlink:href="Pictures/10001AF900000EB30000124AEBD50196727D6A80.svg" xlink:type="simple" xlink:show="embed" xlink:actuate="onLoad">
            <text:p/>
          </draw:image>
          <draw:image xlink:href="Pictures/100002010000008E000000B122A30B30F87227A4.png" xlink:type="simple" xlink:show="embed" xlink:actuate="onLoad"/>
        </draw:frame>
        <draw:frame draw:style-name="gr7" draw:text-style-name="P11" draw:layer="layout" svg:width="1.778cm" svg:height="3.422cm" svg:x="4.826cm" svg:y="10.802cm">
          <draw:image xlink:href="Pictures/1000164D000009DA000012F57ACF03EDAF4033DC.svg" xlink:type="simple" xlink:show="embed" xlink:actuate="onLoad">
            <text:p/>
          </draw:image>
          <draw:image xlink:href="Pictures/100002010000005F000000B7618C0FC9DE778F68.png" xlink:type="simple" xlink:show="embed" xlink:actuate="onLoad"/>
        </draw:frame>
        <draw:frame draw:style-name="gr7" draw:text-style-name="P11" draw:layer="layout" svg:width="1.812cm" svg:height="3.511cm" svg:x="2.286cm" svg:y="10.713cm">
          <draw:image xlink:href="Pictures/1000164F000009C9000012F52A3C35992A635B18.svg" xlink:type="simple" xlink:show="embed" xlink:actuate="onLoad">
            <text:p/>
          </draw:image>
          <draw:image xlink:href="Pictures/100002010000005F000000B78B62D6C72D657F4B.png" xlink:type="simple" xlink:show="embed" xlink:actuate="onLoad"/>
        </draw:frame>
        <draw:frame draw:style-name="gr7" draw:text-style-name="P11" draw:layer="layout" svg:width="11.797cm" svg:height="5.528cm" svg:x="7.761cm" svg:y="7.172cm">
          <draw:image xlink:href="Pictures/1000449500003DE100001CFF7243BDD735DD2C08.svg" xlink:type="simple" xlink:show="embed" xlink:actuate="onLoad">
            <text:p/>
          </draw:image>
          <draw:image xlink:href="Pictures/1000020100000257000001199EE4764565BD9F95.png" xlink:type="simple" xlink:show="embed" xlink:actuate="onLoad"/>
        </draw:frame>
        <draw:frame draw:style-name="gr7" draw:text-style-name="P11" draw:layer="layout" svg:width="5.842cm" svg:height="2.603cm" svg:x="20.828cm" svg:y="5.334cm">
          <draw:image xlink:href="Pictures/10004F15000035CC000017F9581C9E04388C4947.svg" xlink:type="simple" xlink:show="embed" xlink:actuate="onLoad">
            <text:p/>
          </draw:image>
          <draw:image xlink:href="Pictures/1000020100000209000000E8B6F2AE66545C8432.png" xlink:type="simple" xlink:show="embed" xlink:actuate="onLoad"/>
        </draw:frame>
        <draw:frame draw:style-name="gr7" draw:text-style-name="P11" draw:layer="layout" svg:width="5.856cm" svg:height="2.592cm" svg:x="20.814cm" svg:y="10.16cm">
          <draw:image xlink:href="Pictures/10007555000036D300001845A530891B4128DBF9.svg" xlink:type="simple" xlink:show="embed" xlink:actuate="onLoad">
            <text:p/>
          </draw:image>
          <draw:image xlink:href="Pictures/1000020100000212000000EBEA63B4586A15F303.png" xlink:type="simple" xlink:show="embed" xlink:actuate="onLoad"/>
        </draw:frame>
        <draw:frame draw:style-name="gr7" draw:text-style-name="P11" draw:layer="layout" svg:width="5.861cm" svg:height="2.594cm" svg:x="20.828cm" svg:y="14.678cm">
          <draw:image xlink:href="Pictures/1000A1D8000036D3000018458B5B5C55EDF7D67B.svg" xlink:type="simple" xlink:show="embed" xlink:actuate="onLoad">
            <text:p/>
          </draw:image>
          <draw:image xlink:href="Pictures/1000020100000212000000EB47E9E9BF64C3DECF.png" xlink:type="simple" xlink:show="embed" xlink:actuate="onLoad"/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8-08-31T14:26:06.095536012</dc:date>
    <meta:editing-duration>P7DT23H12M11S</meta:editing-duration>
    <meta:editing-cycles>523</meta:editing-cycles>
    <meta:generator>LibreOffice/6.0.3.2$Linux_X86_64 LibreOffice_project/00m0$Build-2</meta:generator>
    <meta:print-date>2017-10-04T10:42:29.653181544</meta:print-date>
    <meta:document-statistic meta:object-count="48"/>
  </office:meta>
</office:document-meta>
</file>